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1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style="italic" style:font-style-asian="italic" style:font-style-complex="italic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T10" style:parent-style-name="Domyślnaczcionkaakapitu" style:family="text">
      <style:text-properties fo:font-weight="bold" style:font-weight-asian="bold" style:font-weight-complex="bold"/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T12" style:parent-style-name="Domyślnaczcionkaakapitu" style:family="text">
      <style:text-properties fo:font-style="italic" style:font-style-asian="italic" style:font-style-complex="italic"/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T14" style:parent-style-name="Domyślnaczcionkaakapitu" style:family="text">
      <style:text-properties fo:font-style="italic" style:font-style-asian="italic" style:font-style-complex="italic"/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17" style:parent-style-name="Domyślnaczcionkaakapitu" style:family="text">
      <style:text-properties fo:font-style="italic" style:font-style-asian="italic" style:font-style-complex="italic"/>
    </style:style>
    <style:style style:name="T18" style:parent-style-name="Domyślnaczcionkaakapitu" style:family="text">
      <style:text-properties fo:font-weight="bold" style:font-weight-asian="bold" style:font-weight-complex="bold"/>
    </style:style>
    <style:style style:name="T19" style:parent-style-name="Domyślnaczcionkaakapitu" style:family="text">
      <style:text-properties fo:font-style="italic" style:font-style-asian="italic" style:font-style-complex="italic"/>
    </style:style>
    <style:style style:name="T20" style:parent-style-name="Domyślnaczcionkaakapitu" style:family="text">
      <style:text-properties fo:font-weight="bold" style:font-weight-asian="bold" style:font-weight-complex="bold"/>
    </style:style>
    <style:style style:name="T21" style:parent-style-name="Domyślnaczcionkaakapitu" style:family="text">
      <style:text-properties fo:font-style="italic" style:font-style-asian="italic" style:font-style-complex="italic"/>
    </style:style>
    <style:style style:name="T22" style:parent-style-name="Domyślnaczcionkaakapitu" style:family="text">
      <style:text-properties fo:font-weight="bold" style:font-weight-asian="bold" style:font-weight-complex="bold"/>
    </style:style>
    <style:style style:name="T23" style:parent-style-name="Domyślnaczcionkaakapitu" style:family="text">
      <style:text-properties fo:font-style="italic" style:font-style-asian="italic" style:font-style-complex="italic"/>
    </style:style>
    <style:style style:name="T24" style:parent-style-name="Domyślnaczcionkaakapitu" style:family="text">
      <style:text-properties fo:font-weight="bold" style:font-weight-asian="bold" style:font-weight-complex="bold"/>
    </style:style>
    <style:style style:name="T25" style:parent-style-name="Domyślnaczcionkaakapitu" style:family="text">
      <style:text-properties fo:font-weight="bold" style:font-weight-asian="bold" style:font-weight-complex="bold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weight="bold" style:font-weight-asian="bold" style:font-weight-complex="bold"/>
    </style:style>
    <style:style style:name="T28" style:parent-style-name="Domyślnaczcionkaakapitu" style:family="text">
      <style:text-properties fo:font-weight="bold" style:font-weight-asian="bold" style:font-weight-complex="bold"/>
    </style:style>
    <style:style style:name="T29" style:parent-style-name="Domyślnaczcionkaakapitu" style:family="text">
      <style:text-properties fo:font-weight="bold" style:font-weight-asian="bold" style:font-weight-complex="bold"/>
    </style:style>
    <style:style style:name="T30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Ćwiczenie: Identyfikacja sprzętu komputerowego za pomocą PowerShell</text:h>
      <text:p text:style-name="Textbody"><text:line-break/><text:span text:style-name="T2">Cel ćwiczenia:</text:span><text:line-break/>Użyj PowerShell do zbadania i zebrania informacji o sprzęcie komputerowym, na którym pracujesz. Dowiesz się, jak uzyskać szczegółowe dane na temat<text:s/>płyty głównej, procesora, pamięci RAM i dysków twardych.<text:s/><text:line-break/><text:line-break/>---<text:line-break/><text:line-break/><text:span text:style-name="T3">Instrukcje</text:span>:<text:line-break/><text:line-break/>1.<text:s/><text:span text:style-name="T4">Płyta główna</text:span>:<text:line-break/><text:s/>-<text:s/><text:span text:style-name="T5">Polecenie PowerShel</text:span>l: Get-WmiObject -Class Win32_BaseBoard<text:line-break/><text:s/>-<text:s/><text:span text:style-name="T6">Wyniki do zebrania</text:span>:<text:line-break/><text:s/>- Nazwa płyty głównej: Płyta główna<text:line-break/><text:s/>- Numer seryjny płyty głównej:<text:s/>G616212828<text:line-break/><text:s/>- Typ i liczba slotów<text:s/>RAM:4<text:line-break/><text:s/>- Interfejs kart rozszerzeń PCIe:<text:s/>-<text:line-break/><text:s/>- Chipset:<text:s/>-<text:line-break/><text:s/>- Socket:<text:s/>U3E1<text:line-break/><text:s/><text:line-break/><text:span text:style-name="T7">Przykład komendy</text:span>:<text:line-break/><text:span text:style-name="T8">Get-WmiObject -Class Win32_BaseBoard | Select-Object Product, Manufacturer, SerialNumber</text:span><text:line-break/><text:s/><text:line-break/><text:span text:style-name="T9">Uwaga</text:span>: Szczegółowe informacje dotyczące np. socketu i chipsetu mogą nie być dostępne przez PowerShell i mogą wymagać zapoznania się z dokumentacją płyty głównej.<text:line-break/><text:s/><text:line-break/>2.<text:s/><text:span text:style-name="T10">Procesor</text:span>:<text:line-break/><text:s/>-<text:s/><text:span text:style-name="T11">Polecenie PowerShell</text:span>:<text:s/><text:span text:style-name="T12">Get-WmiObject -Class Win32_Processor</text:span><text:line-break/><text:s/>- Wyniki do zebrania:<text:line-break/><text:s/>- Nazwa procesora:<text:s/>Intel(R) Core(TM) i3-6100 CPU @ 3.70GHz<text:line-break/><text:s/>- Ilość rdzeni: 2<text:line-break/><text:s/>- Ilość wątków: 4<text:line-break/><text:s/>- Maksymalna prędkość (częstotliwość)<text:s/>:3696<text:line-break/><text:s/>- ID procesora:<text:s/>BFEBFBFF000506E3<text:line-break/><text:s/>- TDP (Thermal Design Power): 51 W<text:line-break/><text:s/>- Litografia (technologia produkcji): 14 nm<text:line-break/><text:s/><text:line-break/><text:s/><text:span text:style-name="T13">Przykład komendy</text:span>:<text:line-break/><text:span text:style-name="T14">Get-WmiObject -Class Win32_Processor | Select-Object Name, NumberOfCores, NumberOfLogicalProcessors, MaxClockSpeed, ProcessorId</text:span><text:line-break/><text:s/><text:line-break/><text:span text:style-name="T15">Uwaga</text:span>: TDP<text:s/>i litografia nie są dostępne przez PowerShell i mogą wymagać zapoznania się z<text:s/><text:soft-page-break/>dokumentacją procesora.<text:line-break/><text:s/><text:line-break/>3.<text:s/><text:span text:style-name="T16">Pamięć RAM</text:span>:<text:line-break/><text:s text:c="3"/>- Polecenie PowerShell:<text:s/><text:span text:style-name="T17">Get-WmiObject -Class Win32_PhysicalMemory</text:span><text:line-break/><text:s text:c="3"/>- Wyniki do zebrania:<text:line-break/><text:s text:c="5"/>- Pojemność<text:s/>8589934592<text:line-break/><text:s text:c="5"/>- Prędkość<text:s/>2133<text:line-break/><text:s text:c="5"/>- Producent<text:s/>1315<text:line-break/><text:s text:c="5"/>- Numer seryjny<text:s/>16211122<text:line-break/><text:tab/><text:s/><text:line-break/><text:span text:style-name="T18">Przykład komendy</text:span>:<text:line-break/><text:span text:style-name="T19">Get-WmiObject -Class Win32_PhysicalMemory | Select-Object Capacity, Speed, Manufacturer, SerialNumber</text:span><text:line-break/><text:s text:c="3"/><text:line-break/>4.<text:s/><text:span text:style-name="T20">Dyski twarde</text:span>:<text:line-break/><text:s text:c="3"/>- Polecenie PowerShell:<text:s/><text:span text:style-name="T21">Get-WmiObject -Class Win32_DiskDrive</text:span><text:line-break/><text:s text:c="3"/>- Wyniki do zebrania:<text:line-break/><text:s text:c="5"/>- Model<text:s/>ADATA SU900<text:line-break/><text:s text:c="5"/>- Pojemność<text:s/>256052966400<text:line-break/><text:s text:c="5"/>- Numer seryjny<text:s/>2I2220005135<text:line-break/><text:s text:c="5"/>- Typ dysku (HDD/SSD)<text:line-break/><text:s text:c="5"/>- Typ złącza (SATA/PCIe)<text:line-break/><text:line-break/><text:span text:style-name="T22">Przykład komendy</text:span>:<text:line-break/><text:span text:style-name="T23">Get-WmiObject -Class Win32_DiskDrive | Select-Object Model, Size, SerialNumber, InterfaceType</text:span><text:line-break/><text:s text:c="3"/><text:line-break/><text:span text:style-name="T24">Uwaga</text:span>: Informacje o typie<text:s/>dysku (HDD/SSD) mogą wymagać dodatkowych narzędzi lub dokumentacji. Typ złącza może być również niedostępny bezpośrednio przez PowerShell.<text:line-break/><text:s text:c="3"/></text:p>
      <text:p text:style-name="Textbody"/>
      <text:p text:style-name="Textbody"/>
      <text:p text:style-name="Textbody"><text:line-break/>---<text:line-break/><text:span text:style-name="T25">Zadanie</text:span>:<text:line-break/>1. Uruchom PowerShell.<text:line-break/>2. Wykonaj powyższe komendy dla każdego z podzespołów.<text:line-break/>3. Zanotuj wyniki w<text:s/>odpowiednich polach w tabeli ćwiczenia.<text:line-break/>4. Sprawdź dokumentację sprzętu w przypadku braku niektórych informacji, takich jak socket płyty głównej, TDP procesora czy typ złącza dysku.<text:line-break/><text:line-break/>---<text:line-break/></text:p>
      <text:p text:style-name="Textbody"/>
      <text:soft-page-break/>
      <text:h text:style-name="Nagłówek1" text:outline-level="1"><text:span text:style-name="T26">Karta ćwiczeń:</text:span></text:h>
      <text:p text:style-name="Textbody"><text:line-break/><text:span text:style-name="T27">1. Płyta główna</text:span><text:line-break/><text:s text:c="3"/>- Nazwa płyty głównej: ___________________________<text:line-break/><text:s text:c="3"/>- Numer seryjny płyty głównej: ___________________<text:line-break/><text:s text:c="3"/>- Typ i liczba slotów RAM: _______________________<text:line-break/><text:s text:c="3"/>- Interfejs kart rozszerzeń PCIe: ___________________<text:line-break/><text:s text:c="3"/>- Chipset: ______________________<text:line-break/><text:s text:c="3"/>- Socket: _______________________</text:p>
      <text:p text:style-name="Textbody"><text:span text:style-name="T28">2. Procesor</text:span>:<text:line-break/><text:s text:c="3"/>- Nazwa procesora: _______________________________<text:line-break/><text:s text:c="3"/>- Ilość rdzeni: ___________________________________<text:line-break/><text:s text:c="3"/>- Ilość wątków: ___________________________________<text:line-break/><text:s text:c="3"/>- Maksymalna prędkość (częstotliwość): _______________<text:line-break/><text:s text:c="3"/>- ID procesora:<text:s/>_________________________________<text:line-break/><text:s text:c="3"/>- TDP: _____________________________ (do sprawdzenia w dokumentacji)<text:line-break/><text:s text:c="3"/>- Litografia: ______________________ (do sprawdzenia w dokumentacji)</text:p>
      <text:p text:style-name="Textbody">3.<text:s/><text:span text:style-name="T29">Pamięć RAM:</text:span><text:line-break/><text:s/>- Pojemność: ______________________<text:line-break/><text:s/>- Prędkość: _______________________<text:line-break/><text:s/>- Producent: _______________________<text:line-break/><text:s/>- Numer seryjny: ___________________</text:p>
      <text:p text:style-name="Textbody"><text:span text:style-name="T30">4. Dyski twarde:</text:span><text:line-break/><text:s text:c="3"/>- Model: ___________________________<text:line-break/><text:s text:c="3"/>- Pojemność: _______________________<text:line-break/><text:s text:c="3"/>- Numer seryjny: ___________________<text:line-break/><text:s text:c="3"/>- Typ dysku (HDD/SSD): ______________<text:line-break/><text:s text:c="3"/>- Typ złącza (SATA/PCIe): 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wadas</meta:initial-creator>
    <dc:creator>pkowalski</dc:creator>
    <meta:creation-date>2025-03-12T12:59:00Z</meta:creation-date>
    <dc:date>2025-03-12T12:59:00Z</dc:date>
    <meta:template xlink:href="Normal" xlink:type="simple"/>
    <meta:editing-cycles>2</meta:editing-cycles>
    <meta:editing-duration>PT480S</meta:editing-duration>
    <meta:document-statistic meta:page-count="3" meta:paragraph-count="7" meta:word-count="543" meta:character-count="3795" meta:row-count="27" meta:non-whitespace-character-count="3259"/>
  </office:meta>
</office:document-meta>
</file>